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1.517cm"/>
    </style:style>
    <style:style style:name="Таблица1.B" style:family="table-column">
      <style:table-column-properties style:column-width="11.187cm"/>
    </style:style>
    <style:style style:name="Таблица1.C" style:family="table-column">
      <style:table-column-properties style:column-width="4.297cm"/>
    </style:style>
    <style:style style:name="Таблица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Heading_20_3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text-indent="0cm" style:auto-text-indent="false"/>
    </style:style>
    <style:style style:name="P3" style:family="paragraph" style:parent-style-name="Table_20_Heading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1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1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16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7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Задание 1. Теоретическая часть</text:h>
      <text:p text:style-name="P5"><text:span text:style-name="Strong_20_Emphasis"/></text:p>
      <text:p text:style-name="P5"><text:span text:style-name="Strong_20_Emphasis">1. Дайте определение:</text:span></text:p>
      <text:list text:style-name="L1">
        <text:list-item>
          <text:p text:style-name="P6"><text:span text:style-name="Strong_20_Emphasis">Что такое измерительные методы оценки программ?</text:span> Измерительные методы оценки программ - это совокупность техник и инструментов, используемых для количественного анализа характеристик программного обеспечения (ПО), таких как размер, сложность, качество, производительность и т.д. Эти методы позволяют получить объективные данные о ПО, которые можно использовать для принятия решений о разработке, тестировании, сопровождении и улучшении качества.</text:p>
        </text:list-item>
        <text:list-item>
          <text:p text:style-name="P6"><text:span text:style-name="Strong_20_Emphasis">Какие основные цели их применения?</text:span> Основные цели применения измерительных методов оценки программ:</text:p>
          <text:list>
            <text:list-item>
              <text:p text:style-name="P6"><text:span text:style-name="Strong_20_Emphasis">Оценка качества ПО:</text:span> Определение соответствия ПО требованиям и стандартам качества.</text:p>
            </text:list-item>
            <text:list-item>
              <text:p text:style-name="P6"><text:span text:style-name="Strong_20_Emphasis">Улучшение процессов разработки:</text:span> Выявление проблемных мест в процессе разработки и внедрение улучшений.</text:p>
            </text:list-item>
            <text:list-item>
              <text:p text:style-name="P6"><text:span text:style-name="Strong_20_Emphasis">Прогнозирование ресурсов:</text:span> Оценка затрат времени, бюджета и персонала, необходимых для разработки и сопровождения ПО.</text:p>
            </text:list-item>
            <text:list-item>
              <text:p text:style-name="P6"><text:span text:style-name="Strong_20_Emphasis">Управление рисками:</text:span> Выявление потенциальных рисков и принятие мер по их снижению.</text:p>
            </text:list-item>
            <text:list-item>
              <text:p text:style-name="P6"><text:span text:style-name="Strong_20_Emphasis">Принятие обоснованных решений:</text:span> Поддержка принятия решений на основе объективных данных о ПО.</text:p>
            </text:list-item>
            <text:list-item>
              <text:p text:style-name="P7"><text:span text:style-name="Strong_20_Emphasis">Сопоставление различных решений:</text:span> Оценка и сравнение различных подходов к разработке ПО.</text:p>
            </text:list-item>
          </text:list>
        </text:list-item>
      </text:list>
      <text:p text:style-name="P5"><text:span text:style-name="Strong_20_Emphasis">2. Приведите примеры метрик и объясните, для чего они используются:</text:span></text:p>
      <text:list text:style-name="L2">
        <text:list-item>
          <text:p text:style-name="P8"><text:span text:style-name="Strong_20_Emphasis">Метрики размера (строки кода, количество функций).</text:span></text:p>
          <text:list>
            <text:list-item>
              <text:p text:style-name="P8"><text:span text:style-name="Strong_20_Emphasis">Строки кода (Lines of Code - LOC):</text:span> Измеряет количество строк в исходном коде программы. Используется для оценки размера программного продукта, объема работ, требуемого для разработки, и потенциального количества ошибок. Недостатки: сильно зависит от стиля программирования и языка.</text:p>
            </text:list-item>
            <text:list-item>
              <text:p text:style-name="P8"><text:span text:style-name="Strong_20_Emphasis">Количество функций (Number of Functions - NOF):</text:span> Измеряет количество функций/методов в программе. Используется для оценки модульности и структуры программы. Большое количество небольших функций обычно указывает на хорошо структурированный код.</text:p>
            </text:list-item>
          </text:list>
        </text:list-item>
        <text:list-item>
          <text:p text:style-name="P8"><text:span text:style-name="Strong_20_Emphasis">Метрики сложности (цикломатическая сложность).</text:span></text:p>
          <text:list>
            <text:list-item>
              <text:p text:style-name="P8"><text:span text:style-name="Strong_20_Emphasis">Цикломатическая сложность (Cyclomatic Complexity - CC):</text:span> Измеряет количество линейно независимых путей выполнения в программе. Высокое значение CC указывает на сложный код, который труднее понимать, тестировать и поддерживать. Используется для определения приоритетов тестирования и выявления потенциальных проблемных мест в коде. CC = Количество операторов принятия решений (if, for, while, case) + 1.</text:p>
            </text:list-item>
          </text:list>
        </text:list-item>
        <text:list-item>
          <text:p text:style-name="P8"><text:span text:style-name="Strong_20_Emphasis">Метрики качества (коэффициент сопровождения, покрытие тестами).</text:span></text:p>
          <text:list>
            <text:list-item>
              <text:p text:style-name="P8"><text:soft-page-break/><text:span text:style-name="Strong_20_Emphasis">Коэффициент сопровождения (Maintainability Index - MI):</text:span> Комплексная метрика, которая оценивает легкость понимания, анализа, изменения и тестирования программного обеспечения. Обычно вычисляется на основе других метрик, таких как CC, LOC и Halstead volume. Высокий MI указывает на легкость сопровождения.</text:p>
            </text:list-item>
            <text:list-item>
              <text:p text:style-name="P9"><text:span text:style-name="Strong_20_Emphasis">Покрытие тестами (Test Coverage):</text:span> Измеряет, какая часть кода была выполнена во время тестирования. Существуют различные типы покрытия, такие как покрытие операторов, покрытие ветвей и покрытие путей. Высокий уровень покрытия тестами указывает на более надежный и протестированный код.</text:p>
            </text:list-item>
          </text:list>
        </text:list-item>
      </text:list>
      <text:p text:style-name="P5"><text:span text:style-name="Strong_20_Emphasis">3. Условия применения:</text:span></text:p>
      <text:list text:style-name="L3">
        <text:list-item>
          <text:p text:style-name="P10"><text:span text:style-name="Strong_20_Emphasis">В каких случаях применяются метрики?</text:span> Метрики применяются на различных этапах жизненного цикла ПО:</text:p>
          <text:list>
            <text:list-item>
              <text:p text:style-name="P10"><text:span text:style-name="Strong_20_Emphasis">Планирование:</text:span> Оценка размера и сложности проекта для планирования ресурсов.</text:p>
            </text:list-item>
            <text:list-item>
              <text:p text:style-name="P10"><text:span text:style-name="Strong_20_Emphasis">Разработка:</text:span> Мониторинг сложности кода и качества разработки.</text:p>
            </text:list-item>
            <text:list-item>
              <text:p text:style-name="P10"><text:span text:style-name="Strong_20_Emphasis">Тестирование:</text:span> Оценка покрытия тестами и выявление областей кода, требующих дополнительного тестирования.</text:p>
            </text:list-item>
            <text:list-item>
              <text:p text:style-name="P10"><text:span text:style-name="Strong_20_Emphasis">Сопровождение:</text:span> Оценка усилий, необходимых для внесения изменений и исправления ошибок.</text:p>
            </text:list-item>
            <text:list-item>
              <text:p text:style-name="P10"><text:span text:style-name="Strong_20_Emphasis">Рефакторинг:</text:span> Измерение влияния рефакторинга на сложность и качество кода.</text:p>
            </text:list-item>
          </text:list>
        </text:list-item>
        <text:list-item>
          <text:p text:style-name="P10"><text:span text:style-name="Strong_20_Emphasis">Какие ограничения могут быть у измерительных методов?</text:span></text:p>
          <text:list>
            <text:list-item>
              <text:p text:style-name="P10"><text:span text:style-name="Strong_20_Emphasis">Субъективность:</text:span> Интерпретация метрик может быть субъективной и зависеть от контекста проекта.</text:p>
            </text:list-item>
            <text:list-item>
              <text:p text:style-name="P10"><text:span text:style-name="Strong_20_Emphasis">Зависимость от языка и стиля программирования:</text:span> Некоторые метрики, такие как LOC, сильно зависят от языка программирования и стиля кодирования.</text:p>
            </text:list-item>
            <text:list-item>
              <text:p text:style-name="P10"><text:span text:style-name="Strong_20_Emphasis">Неполнота:</text:span> Метрики могут не учитывать все аспекты качества ПО, такие как удобство использования, производительность и безопасность.</text:p>
            </text:list-item>
            <text:list-item>
              <text:p text:style-name="P10"><text:span text:style-name="Strong_20_Emphasis">Неправильное использование:</text:span> Метрики могут быть использованы неправильно, например, для оценки производительности отдельных разработчиков.</text:p>
            </text:list-item>
            <text:list-item>
              <text:p text:style-name="P11"><text:span text:style-name="Strong_20_Emphasis">Стоимость сбора данных:</text:span> Сбор и анализ метрик может потребовать значительных затрат времени и ресурсов.</text:p>
            </text:list-item>
          </text:list>
        </text:list-item>
      </text:list>
      <text:h text:style-name="P1" text:outline-level="3"/>
      <text:p text:style-name="P4"/>
      <text:p text:style-name="P4"/>
      <text:h text:style-name="P1" text:outline-level="3"><text:soft-page-break/>Задание 2. Практическая часть (анализ кода)</text:h>
      <text:p text:style-name="Text_20_body"><text:line-break/><text:span text:style-name="Strong_20_Emphasis">1. Посчитайте метрики размера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3">Файл</text:p>
            </table:table-cell>
            <table:table-cell table:style-name="Таблица1.A1" office:value-type="string">
              <text:p text:style-name="P3">Количество строк кода (без пустых строк и комментариев)</text:p>
            </table:table-cell>
            <table:table-cell table:style-name="Таблица1.A1" office:value-type="string">
              <text:p text:style-name="P3">Количество функций</text:p>
            </table:table-cell>
          </table:table-row>
        </table:table-header-rows>
        <table:table-row>
          <table:table-cell table:style-name="Таблица1.A1" office:value-type="string">
            <text:p text:style-name="P2">test1.py</text:p>
          </table:table-cell>
          <table:table-cell table:style-name="Таблица1.A1" office:value-type="string">
            <text:p text:style-name="P2">13</text:p>
          </table:table-cell>
          <table:table-cell table:style-name="Таблица1.A1" office:value-type="string">
            <text:p text:style-name="P2">3</text:p>
          </table:table-cell>
        </table:table-row>
        <table:table-row>
          <table:table-cell table:style-name="Таблица1.A1" office:value-type="string">
            <text:p text:style-name="P2">test2.py</text:p>
          </table:table-cell>
          <table:table-cell table:style-name="Таблица1.A1" office:value-type="string">
            <text:p text:style-name="P2">115</text:p>
          </table:table-cell>
          <table:table-cell table:style-name="Таблица1.A1" office:value-type="string">
            <text:p text:style-name="Table_20_Contents">0</text:p>
          </table:table-cell>
        </table:table-row>
      </table:table>
      <text:p text:style-name="P5"><text:span text:style-name="Strong_20_Emphasis"/></text:p>
      <text:p text:style-name="P5"><text:span text:style-name="Strong_20_Emphasis">2. Оцените сложность кода:</text:span></text:p>
      <text:p text:style-name="P5"><text:span text:style-name="Strong_20_Emphasis">test1.py:</text:span></text:p>
      <text:list text:style-name="L7">
        <text:list-item>
          <text:p text:style-name="P12"><text:span text:style-name="Source_20_Text"><text:span text:style-name="T1">calculate_sum(a, b)</text:span></text:span>: CC = 0 + 1 = 1</text:p>
        </text:list-item>
        <text:list-item>
          <text:p text:style-name="P12"><text:span text:style-name="Source_20_Text"><text:span text:style-name="T1">factorial(n)</text:span></text:span>: CC = 1 + 1 = 2 (if statement)</text:p>
        </text:list-item>
        <text:list-item>
          <text:p text:style-name="P13"><text:span text:style-name="Source_20_Text"><text:span text:style-name="T1">print_numbers(n)</text:span></text:span>: CC = 1 + 1 = 2 (if statement)</text:p>
        </text:list-item>
      </text:list>
      <text:p text:style-name="P5"><text:span text:style-name="Strong_20_Emphasis">test2.py:</text:span></text:p>
      <text:p text:style-name="P5">Так как весь код расположен в глобальной области видимости, упрощенный метод расчета CC не подходит. Однако, можно оценить количество ветвлений:</text:p>
      <text:list text:style-name="L8">
        <text:list-item>
          <text:p text:style-name="P14"><text:span text:style-name="Source_20_Text"><text:span text:style-name="T1">while current_date &lt;= end_date:</text:span></text:span> - 1</text:p>
        </text:list-item>
        <text:list-item>
          <text:p text:style-name="P14"><text:span text:style-name="Source_20_Text"><text:span text:style-name="T1">if response.status_code == 200:</text:span></text:span> - 1</text:p>
        </text:list-item>
        <text:list-item>
          <text:p text:style-name="P14"><text:span text:style-name="Source_20_Text"><text:span text:style-name="T1">if char_code in currencies:</text:span></text:span> - 1</text:p>
        </text:list-item>
        <text:list-item>
          <text:p text:style-name="P15"><text:span text:style-name="Source_20_Text"><text:span text:style-name="T1">if not df.empty:</text:span></text:span> - 1</text:p>
        </text:list-item>
      </text:list>
      <text:p text:style-name="P5">Итого: CC (грубая оценка) = 4 + 1 = 5.</text:p>
      <text:p text:style-name="P5"><text:span text:style-name="Strong_20_Emphasis">3. Выводы:</text:span></text:p>
      <text:list text:style-name="L9">
        <text:list-item>
          <text:p text:style-name="P17"><text:span text:style-name="Strong_20_Emphasis">Какая функция самая сложная? Почему?</text:span></text:p>
          <text:list>
            <text:list-item>
              <text:p text:style-name="P16">В <text:span text:style-name="Source_20_Text"><text:span text:style-name="T1">test1.py</text:span></text:span> функция <text:span text:style-name="Source_20_Text"><text:span text:style-name="T1">factorial(n)</text:span></text:span> и <text:span text:style-name="Source_20_Text"><text:span text:style-name="T1">print_numbers(n)</text:span></text:span> имеют одинаковую цикломатическую сложность (2) и являются наиболее сложными в этом файле, так как они содержат условные операторы (<text:span text:style-name="Source_20_Text"><text:span text:style-name="T1">if</text:span></text:span>). <text:span text:style-name="Source_20_Text"><text:span text:style-name="T1">factorial(n)</text:span></text:span> использует рекурсию, что также может усложнить понимание для некоторых разработчиков.</text:p>
            </text:list-item>
            <text:list-item>
              <text:p text:style-name="P17"><text:span text:style-name="Source_20_Text"><text:span text:style-name="T1">test2.py</text:span></text:span> содержит гораздо более сложную логику обработки данных, работы с API и формирования графиков, чем любой отдельный метод в <text:span text:style-name="Source_20_Text"><text:span text:style-name="T1">test1.py</text:span></text:span>. Цикломатическая сложность приблизительно равна 5, но фактическая сложность (когнитивная) гораздо выше из-за взаимодействия с внешними ресурсами (API, Excel, Matplotlib) и большого объема кода.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2:10:51.419717300</meta:creation-date>
    <dc:date>2025-06-03T12:18:22.643576766</dc:date>
    <meta:editing-duration>PT7M31S</meta:editing-duration>
    <meta:editing-cycles>1</meta:editing-cycles>
    <meta:document-statistic meta:table-count="1" meta:image-count="0" meta:object-count="0" meta:page-count="3" meta:paragraph-count="59" meta:word-count="740" meta:character-count="5413" meta:non-whitespace-character-count="4769"/>
    <meta:generator>LibreOffice/7.6.4.1$Linux_X86_64 LibreOffice_project/60$Build-1</meta:generator>
  </office:meta>
</office:document-meta>
</file>